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T14_6" style:family="text">
      <style:text-properties fo:font-size="14pt" style:font-size-asian="14pt" style:font-size-complex="14pt" fo:font-weight="bold" style:font-weight-asian="bold" style:font-weight-complex="bold"/>
    </style:style>
    <style:style style:name="T14_7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</style:style>
    <style:style style:name="T23_1" style:family="text">
      <style:text-properties fo:font-size="28pt" style:font-size-asian="28pt" style:font-size-complex="28pt" fo:font-weight="bold" style:font-weight-asian="bold" style:font-weight-complex="bold"/>
    </style:style>
    <style:style style:name="T23_2" style:family="text">
      <style:text-properties fo:font-size="28pt" style:font-size-asian="28pt" style:font-size-complex="28pt" fo:font-weight="bold" style:font-weight-asian="bold" style:font-weight-complex="bold"/>
    </style:style>
    <style:style style:name="T23_3" style:family="text">
      <style:text-properties fo:font-size="28pt" style:font-size-asian="28pt" style:font-size-complex="28pt" fo:font-weight="bold" style:font-weight-asian="bold" style:font-weight-complex="bold"/>
    </style:style>
    <style:style style:name="T23_4" style:family="text">
      <style:text-properties fo:font-size="28pt" style:font-size-asian="28pt" style:font-size-complex="28pt" fo:font-weight="bold" style:font-weight-asian="bold" style:font-weight-complex="bold"/>
    </style:style>
    <style:style style:name="T2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97cm" fo:margin-left="0.176cm"/>
    </style:style>
    <style:style style:name="Column1" style:family="table-column">
      <style:table-column-properties style:column-width="4.249cm"/>
    </style:style>
    <style:style style:name="Column2" style:family="table-column">
      <style:table-column-properties style:column-width="4.249cm"/>
    </style:style>
    <style:style style:name="Column3" style:family="table-column">
      <style:table-column-properties style:column-width="4.249cm"/>
    </style:style>
    <style:style style:name="Column4" style:family="table-column">
      <style:table-column-properties style:column-width="4.249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50%" style:writing-mode="lr-tb"/>
    </style:style>
    <style:style style:name="P4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7%" fo:margin-bottom="0.212cm" style:writing-mode="lr-tb"/>
    </style:style>
    <style:style style:name="T56_1" style:family="text">
      <style:text-properties fo:font-size="20pt" style:font-size-asian="20pt" style:font-size-complex="20pt" fo:font-weight="bold" style:font-weight-asian="bold" style:font-weight-complex="bold"/>
    </style:style>
    <style:style style:name="T56_2" style:family="text">
      <style:text-properties fo:font-size="20pt" style:font-size-asian="20pt" style:font-size-complex="20pt"/>
    </style:style>
    <style:style style:name="T56_3" style:family="text">
      <style:text-properties fo:font-size="20pt" style:font-size-asian="20pt" style:font-size-complex="20pt"/>
    </style:style>
    <style:style style:name="T56_4" style:family="text">
      <style:text-properties fo:font-size="20pt" style:font-size-asian="20pt" style:font-size-complex="20pt"/>
    </style:style>
    <style:style style:name="T56_5" style:family="text">
      <style:text-properties fo:font-size="20pt" style:font-size-asian="20pt" style:font-size-complex="20pt"/>
    </style:style>
    <style:style style:name="T56_6" style:family="text">
      <style:text-properties fo:font-size="20pt" style:font-size-asian="20pt" style:font-size-complex="20pt"/>
    </style:style>
    <style:style style:name="T56_7" style:family="text">
      <style:text-properties fo:font-size="20pt" style:font-size-asian="20pt" style:font-size-complex="20pt"/>
    </style:style>
    <style:style style:name="T56_8" style:family="text">
      <style:text-properties fo:font-size="20pt" style:font-size-asian="20pt" style:font-size-complex="20pt"/>
    </style:style>
    <style:style style:name="T56_9" style:family="text">
      <style:text-properties fo:font-size="20pt" style:font-size-asian="20pt" style:font-size-complex="20pt"/>
    </style:style>
    <style:style style:name="P57" style:family="paragraph" style:parent-style-name="Standard">
      <style:paragraph-properties fo:text-align="justify" fo:break-before="auto" fo:line-height="115%" fo:margin-bottom="0cm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/>
    <style:style style:name="T57_8" style:family="text"/>
    <style:style style:name="T57_9" style:family="text"/>
    <style:style style:name="P58" style:family="paragraph" style:parent-style-name="Standard">
      <style:paragraph-properties fo:text-align="justify" fo:break-before="auto" fo:line-height="115%" fo:margin-bottom="0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text-align="justify" fo:break-before="auto" fo:line-height="115%" fo:margin-bottom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P60" style:family="paragraph" style:parent-style-name="Standard">
      <style:paragraph-properties fo:text-align="justify" fo:break-before="auto" fo:line-height="115%" fo:margin-bottom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>
      <style:text-properties fo:font-weight="bold" style:font-weight-asian="bold" style:font-weight-complex="bold"/>
    </style:style>
    <style:style style:name="T60_15" style:family="text">
      <style:text-properties fo:font-weight="bold" style:font-weight-asian="bold" style:font-weight-complex="bold"/>
    </style:style>
    <style:style style:name="T60_16" style:family="text">
      <style:text-properties fo:font-weight="bold" style:font-weight-asian="bold" style:font-weight-complex="bold"/>
    </style:style>
    <style:style style:name="T60_17" style:family="text">
      <style:text-properties fo:font-weight="bold" style:font-weight-asian="bold" style:font-weight-complex="bold"/>
    </style:style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P61" style:family="paragraph" style:parent-style-name="Standard">
      <style:paragraph-properties fo:text-align="justify" fo:break-before="auto" fo:line-height="115%" fo:margin-bottom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P62" style:family="paragraph" style:parent-style-name="Standard">
      <style:paragraph-properties fo:break-before="auto" fo:line-height="115%" fo:margin-bottom="0cm" style:writing-mode="lr-tb"/>
    </style:style>
    <style:style style:name="P63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/>
    <style:style style:name="P64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P65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5_1" style:family="text"/>
    <style:style style:name="P66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P68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P69" style:family="paragraph" style:parent-style-name="Standard">
      <style:paragraph-properties fo:text-align="justify" fo:break-before="auto" fo:text-indent="0.529cm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P7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P72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72_1" style:family="text"/>
    <style:style style:name="P73" style:family="paragraph" style:parent-style-name="Standard">
      <style:paragraph-properties fo:text-align="justify" fo:break-before="auto" fo:text-indent="0.529cm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P75" style:family="paragraph" style:parent-style-name="Standard">
      <style:paragraph-properties fo:text-align="justify"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P76" style:family="paragraph" style:parent-style-name="Standard">
      <style:paragraph-properties fo:text-align="justify"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P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P78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78_1" style:family="text"/>
    <style:style style:name="P79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P81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P82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P84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P86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6_1" style:family="text"/>
    <style:style style:name="P87" style:family="paragraph" style:parent-style-name="Standard">
      <style:paragraph-properties fo:text-align="justify" fo:break-before="auto" fo:text-indent="0.529cm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/>
    <style:style style:name="P88" style:family="paragraph" style:parent-style-name="Standard">
      <style:paragraph-properties fo:text-align="justify" fo:break-before="auto" fo:text-indent="0.529cm" fo:line-height="115%" style:writing-mode="lr-tb"/>
    </style:style>
    <style:style style:name="P89" style:family="paragraph" style:parent-style-name="Standard">
      <style:paragraph-properties fo:text-align="justify" fo:break-before="auto" fo:text-indent="0.529cm" fo:line-height="115%" style:writing-mode="lr-tb"/>
    </style:style>
    <style:style style:name="P90" style:family="paragraph" style:parent-style-name="Standard">
      <style:paragraph-properties fo:text-align="justify" fo:break-before="auto" fo:text-indent="0.529cm" fo:line-height="115%" style:writing-mode="lr-tb"/>
    </style:style>
    <style:style style:name="P91" style:family="paragraph" style:parent-style-name="Standard">
      <style:paragraph-properties fo:text-align="justify" fo:break-before="auto" fo:text-indent="0.529cm" fo:line-height="115%" style:writing-mode="lr-tb"/>
    </style:style>
    <style:style style:name="P92" style:family="paragraph" style:parent-style-name="Standard">
      <style:paragraph-properties fo:text-align="justify" fo:break-before="auto" fo:line-height="107%" fo:margin-bottom="0.212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P93" style:family="paragraph" style:parent-style-name="Standard">
      <style:paragraph-properties fo:break-before="auto" fo:line-height="115%" fo:margin-bottom="0cm" style:writing-mode="lr-tb"/>
    </style:style>
    <style:style style:name="P94" style:family="paragraph" style:parent-style-name="Standard">
      <style:paragraph-properties fo:break-before="auto" fo:line-height="107%" fo:margin-bottom="0.212cm" style:writing-mode="lr-tb"/>
    </style:style>
    <style:style style:name="P95" style:family="paragraph" style:parent-style-name="Standard">
      <style:paragraph-properties fo:break-before="auto" fo:line-height="107%" fo:margin-bottom="0.212cm" style:writing-mode="lr-tb"/>
    </style:style>
    <style:style style:name="P96" style:family="paragraph" style:parent-style-name="Standard">
      <style:paragraph-properties fo:break-before="auto" fo:line-height="107%" fo:margin-bottom="0.212cm" style:writing-mode="lr-tb"/>
    </style:style>
    <style:style style:name="P97" style:family="paragraph" style:parent-style-name="Standard">
      <style:paragraph-properties fo:text-align="center" fo:break-before="auto" fo:line-height="115%" fo:margin-bottom="0cm" style:writing-mode="lr-tb"/>
    </style:style>
    <style:style style:name="T97_1" style:family="text"/>
    <style:style style:name="P98" style:family="paragraph" style:parent-style-name="Standard">
      <style:paragraph-properties fo:text-align="center" fo:break-before="auto" fo:line-height="115%" fo:margin-bottom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line-height="115%" fo:margin-bottom="0cm" style:writing-mode="lr-tb"/>
    </style:style>
    <style:style style:name="P100" style:family="paragraph" style:parent-style-name="Standard">
      <style:paragraph-properties fo:break-before="auto" fo:line-height="107%" fo:margin-bottom="0.212cm" style:writing-mode="lr-tb"/>
    </style:style>
    <style:style style:name="P101" style:family="paragraph" style:parent-style-name="Standard">
      <style:paragraph-properties fo:break-before="auto" fo:line-height="107%" fo:margin-bottom="0.212cm" style:writing-mode="lr-tb"/>
    </style:style>
    <style:style style:name="P102" style:family="paragraph" style:parent-style-name="Standard">
      <style:paragraph-properties fo:text-align="center" fo:break-before="auto" fo:line-height="115%" fo:margin-bottom="0cm" style:writing-mode="lr-tb"/>
    </style:style>
    <style:style style:name="T102_1" style:family="text"/>
    <style:style style:name="P103" style:family="paragraph" style:parent-style-name="Standard">
      <style:paragraph-properties fo:text-align="center" fo:break-before="auto" fo:line-height="115%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break-before="auto" fo:line-height="115%" fo:margin-bottom="0cm" style:writing-mode="lr-tb"/>
    </style:style>
    <style:style style:name="P105" style:family="paragraph" style:parent-style-name="Standard">
      <style:paragraph-properties fo:break-before="auto" fo:line-height="107%" fo:margin-bottom="0.212cm" style:writing-mode="lr-tb"/>
    </style:style>
    <style:style style:name="P106" style:family="paragraph" style:parent-style-name="Standard">
      <style:paragraph-properties fo:break-before="auto" fo:line-height="107%" fo:margin-bottom="0.212cm" style:writing-mode="lr-tb"/>
    </style:style>
    <style:style style:name="P107" style:family="paragraph" style:parent-style-name="Standard">
      <style:paragraph-properties fo:break-before="auto" fo:line-height="107%" fo:margin-bottom="0.212cm" style:writing-mode="lr-tb"/>
    </style:style>
    <style:style style:name="P108" style:family="paragraph" style:parent-style-name="Standard">
      <style:paragraph-properties fo:break-before="auto" fo:line-height="107%" fo:margin-bottom="0.212cm" style:writing-mode="lr-tb"/>
    </style:style>
    <style:style style:name="P109" style:family="paragraph" style:parent-style-name="Standard">
      <style:paragraph-properties fo:break-before="auto" fo:line-height="107%" fo:margin-bottom="0.212cm" style:writing-mode="lr-tb"/>
    </style:style>
    <style:style style:name="P110" style:family="paragraph" style:parent-style-name="Standard">
      <style:paragraph-properties fo:break-before="auto" fo:line-height="107%" fo:margin-bottom="0.212cm" style:writing-mode="lr-tb"/>
    </style:style>
    <style:style style:name="P111" style:family="paragraph" style:parent-style-name="Standard">
      <style:paragraph-properties fo:break-before="auto" fo:line-height="107%" fo:margin-bottom="0.212cm" style:writing-mode="lr-tb"/>
    </style:style>
    <style:style style:name="P112" style:family="paragraph" style:parent-style-name="Standard">
      <style:paragraph-properties fo:break-before="auto" fo:line-height="107%" fo:margin-bottom="0.212cm" style:writing-mode="lr-tb"/>
    </style:style>
    <style:style style:name="P113" style:family="paragraph" style:parent-style-name="Standard">
      <style:paragraph-properties fo:break-before="auto" fo:line-height="107%" fo:margin-bottom="0.212cm" style:writing-mode="lr-tb"/>
    </style:style>
    <style:style style:name="P114" style:family="paragraph" style:parent-style-name="Standard">
      <style:paragraph-properties fo:text-align="justify" fo:break-before="auto" fo:line-height="107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4_1">SGB</text:span><text:span text:style-name="T14_2">_</text:span><text:span text:style-name="T14_3">ATAR</text:span><text:span text:style-name="T14_4">_</text:span><text:span text:style-name="T14_5">AtaDeReuniaoRequisitos</text:span><text:span text:style-name="T14_6">00</text:span><text:span text:style-name="T14_7">4</text:span></text:p>
      <text:p text:style-name="P15"><text:span text:style-name="T15_1">Versão</text:span><text:span text:style-name="T15_2"><text:s/></text:span><text:span text:style-name="T15_3">1.0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Histórico</text:span><text:span text:style-name="T23_2"><text:s/></text:span><text:span text:style-name="T23_3">de</text:span><text:span text:style-name="T23_4"><text:s/></text:span><text:span text:style-name="T2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Nome</text:span></text:p>
          </table:table-cell>
          <table:table-cell table:style-name="Cell2">
            <text:p text:style-name="P25"><text:span text:style-name="T25_1">Alterações</text:span></text:p>
          </table:table-cell>
          <table:table-cell table:style-name="Cell3">
            <text:p text:style-name="P26"><text:span text:style-name="T26_1">Data</text:span></text:p>
          </table:table-cell>
          <table:table-cell table:style-name="Cell4">
            <text:p text:style-name="P27"><text:span text:style-name="T27_1">Versão</text:span></text:p>
          </table:table-cell>
        </table:table-row>
        <table:table-row table:style-name="Row2">
          <table:table-cell table:style-name="Cell5">
            <text:p text:style-name="P28"><text:span text:style-name="T28_1">Vinícius</text:span><text:span text:style-name="T28_2"><text:s/></text:span><text:span text:style-name="T28_3">Gonçalves</text:span><text:span text:style-name="T28_4"><text:s/></text:span><text:span text:style-name="T28_5">Braga</text:span></text:p>
          </table:table-cell>
          <table:table-cell table:style-name="Cell6">
            <text:p text:style-name="P29"><text:span text:style-name="T29_1">Ata</text:span><text:span text:style-name="T29_2"><text:s/></text:span><text:span text:style-name="T29_3">de</text:span><text:span text:style-name="T29_4"><text:s/></text:span><text:span text:style-name="T29_5">Reunião</text:span></text:p>
          </table:table-cell>
          <table:table-cell table:style-name="Cell7">
            <text:p text:style-name="P30"><text:span text:style-name="T30_1">28/11/2012</text:span></text:p>
          </table:table-cell>
          <table:table-cell table:style-name="Cell8">
            <text:p text:style-name="P31"><text:span text:style-name="T31_1">1.0</text:span></text:p>
          </table:table-cell>
        </table:table-row>
        <table:table-row table:style-name="Row3">
          <table:table-cell table:style-name="Cell9">
            <text:p text:style-name="P32"/>
          </table:table-cell>
          <table:table-cell table:style-name="Cell10">
            <text:p text:style-name="P33"/>
          </table:table-cell>
          <table:table-cell table:style-name="Cell11">
            <text:p text:style-name="P34"/>
          </table:table-cell>
          <table:table-cell table:style-name="Cell12">
            <text:p text:style-name="P35"/>
          </table:table-cell>
        </table:table-row>
        <table:table-row table:style-name="Row4">
          <table:table-cell table:style-name="Cell13">
            <text:p text:style-name="P36"/>
          </table:table-cell>
          <table:table-cell table:style-name="Cell14">
            <text:p text:style-name="P37"/>
          </table:table-cell>
          <table:table-cell table:style-name="Cell15">
            <text:p text:style-name="P38"/>
          </table:table-cell>
          <table:table-cell table:style-name="Cell16">
            <text:p text:style-name="P39"/>
          </table:table-cell>
        </table:table-row>
      </table:table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Projeto</text:span><text:span text:style-name="T56_2">:<text:s/></text:span><text:span text:style-name="T56_3">Sistema</text:span><text:span text:style-name="T56_4"><text:s/></text:span><text:span text:style-name="T56_5">de</text:span><text:span text:style-name="T56_6"><text:s/></text:span><text:span text:style-name="T56_7">Gestão</text:span><text:span text:style-name="T56_8"><text:s/></text:span><text:span text:style-name="T56_9">Bibliográfica</text:span></text:p>
      <text:p text:style-name="P57"><text:span text:style-name="T57_1">Número</text:span><text:span text:style-name="T57_2"><text:s/></text:span><text:span text:style-name="T57_3">da</text:span><text:span text:style-name="T57_4"><text:s/></text:span><text:span text:style-name="T57_5">Ata</text:span><text:span text:style-name="T57_6">:</text:span><text:span text:style-name="T57_7"><text:s/>00</text:span><text:span text:style-name="T57_8">4</text:span><text:span text:style-name="T57_9">.</text:span></text:p>
      <text:p text:style-name="P58"><text:span text:style-name="T58_1">Data</text:span><text:span text:style-name="T58_2"><text:s/></text:span><text:span text:style-name="T58_3">da</text:span><text:span text:style-name="T58_4"><text:s/></text:span><text:span text:style-name="T58_5">reunião</text:span><text:span text:style-name="T58_6">:</text:span><text:span text:style-name="T58_7"><text:s/></text:span><text:span text:style-name="T58_8">28</text:span><text:span text:style-name="T58_9">/11/2012</text:span></text:p>
      <text:p text:style-name="P59"><text:span text:style-name="T59_1">Local</text:span><text:span text:style-name="T59_2">:<text:s/></text:span><text:span text:style-name="T59_3">Instituto</text:span><text:span text:style-name="T59_4"><text:s/></text:span><text:span text:style-name="T59_5">de</text:span><text:span text:style-name="T59_6"><text:s/></text:span><text:span text:style-name="T59_7">Informática</text:span><text:span text:style-name="T59_8"><text:s/>-<text:s/></text:span><text:span text:style-name="T59_9">Sala</text:span><text:span text:style-name="T59_10"><text:s/></text:span><text:span text:style-name="T59_11">233</text:span></text:p>
      <text:p text:style-name="P60"><text:span text:style-name="T60_1">Horário</text:span><text:span text:style-name="T60_2"><text:s/></text:span><text:span text:style-name="T60_3">de</text:span><text:span text:style-name="T60_4"><text:s/></text:span><text:span text:style-name="T60_5">Início</text:span><text:span text:style-name="T60_6">:</text:span><text:span text:style-name="T60_7"><text:s/></text:span><text:span text:style-name="T60_8">17</text:span><text:span text:style-name="T60_9">:</text:span><text:span text:style-name="T60_10">50</text:span><text:span text:style-name="T60_11">.</text:span><text:span text:style-name="T60_12"><text:s/></text:span><text:span text:style-name="T60_13">Horário</text:span><text:span text:style-name="T60_14"><text:s/></text:span><text:span text:style-name="T60_15">de</text:span><text:span text:style-name="T60_16"><text:s/></text:span><text:span text:style-name="T60_17">Término</text:span><text:span text:style-name="T60_18">:<text:s/></text:span><text:span text:style-name="T60_19">18</text:span><text:span text:style-name="T60_20">:</text:span><text:span text:style-name="T60_21">3</text:span><text:span text:style-name="T60_22">0.</text:span></text:p>
      <text:p text:style-name="P61"><text:span text:style-name="T61_1">Autor</text:span><text:span text:style-name="T61_2">:</text:span><text:span text:style-name="T61_3"><text:s/></text:span><text:span text:style-name="T61_4">Vinícius</text:span><text:span text:style-name="T61_5"><text:s/></text:span><text:span text:style-name="T61_6">Gonçalves</text:span><text:span text:style-name="T61_7"><text:s/></text:span><text:span text:style-name="T61_8">Braga</text:span></text:p>
      <text:p text:style-name="P62"/>
      <text:p text:style-name="P63"><text:span text:style-name="T63_1">Participantes</text:span><text:span text:style-name="T63_2"><text:s/></text:span><text:span text:style-name="T63_3">Presentes</text:span><text:span text:style-name="T63_4">:</text:span></text:p>
      <text:p text:style-name="P64"><text:span text:style-name="T64_1">●<text:s/></text:span><text:span text:style-name="T64_2">Vinícius</text:span><text:span text:style-name="T64_3"><text:s/></text:span><text:span text:style-name="T64_4">Gonçalves</text:span><text:span text:style-name="T64_5"><text:s/></text:span><text:span text:style-name="T64_6">Braga</text:span><text:span text:style-name="T64_7"><text:s/></text:span><text:span text:style-name="T64_8">e</text:span><text:span text:style-name="T64_9"><text:s/></text:span><text:span text:style-name="T64_10">Felipe</text:span><text:span text:style-name="T64_11"><text:s/></text:span><text:span text:style-name="T64_12">Giroto</text:span></text:p>
      <text:p text:style-name="P65"><text:span text:style-name="T65_1"><text:s/></text:span></text:p>
      <text:p text:style-name="P66"><text:span text:style-name="T66_1">Participantes</text:span><text:span text:style-name="T66_2"><text:s/></text:span><text:span text:style-name="T66_3">Ausentes</text:span><text:span text:style-name="T66_4">:</text:span></text:p>
      <text:p text:style-name="P67"><text:span text:style-name="T67_1">●<text:s/></text:span><text:span text:style-name="T67_2">Cássio</text:span><text:span text:style-name="T67_3"><text:s/></text:span><text:span text:style-name="T67_4">Augusto</text:span><text:span text:style-name="T67_5">,<text:s/></text:span><text:span text:style-name="T67_6">Marco</text:span><text:span text:style-name="T67_7"><text:s/></text:span><text:span text:style-name="T67_8">Aurélio</text:span><text:span text:style-name="T67_9">.</text:span></text:p>
      <text:p text:style-name="P68"/>
      <text:p text:style-name="P69"><text:span text:style-name="T69_1">Pauta</text:span><text:span text:style-name="T69_2">:</text:span></text:p>
      <text:list text:style-name="LS1" xml:id="list0">
        <text:list-item>
          <text:p text:style-name="P70"><text:span text:style-name="T70_1">Validação</text:span><text:span text:style-name="T70_2"><text:s/></text:span><text:span text:style-name="T70_3">das</text:span><text:span text:style-name="T70_4"><text:s/></text:span><text:span text:style-name="T70_5">estórias</text:span><text:span text:style-name="T70_6"><text:s/></text:span><text:span text:style-name="T70_7">6,<text:s/></text:span><text:span text:style-name="T70_8">11,<text:s/>12,<text:s/>13;</text:span></text:p>
        </text:list-item>
      </text:list>
      <text:list text:style-name="LS2" xml:id="list1">
        <text:list-item>
          <text:p text:style-name="P71"><text:span text:style-name="T71_1">Resolver</text:span><text:span text:style-name="T71_2"><text:s/></text:span><text:span text:style-name="T71_3">dúvidas</text:span><text:span text:style-name="T71_4"><text:s/></text:span><text:span text:style-name="T71_5">sobre</text:span><text:span text:style-name="T71_6"><text:s/></text:span><text:span text:style-name="T71_7">a</text:span><text:span text:style-name="T71_8"><text:s/></text:span><text:span text:style-name="T71_9">estória</text:span><text:span text:style-name="T71_10"><text:s/>2;</text:span></text:p>
        </text:list-item>
      </text:list>
      <text:p text:style-name="P72"><text:span text:style-name="T72_1"><text:s/></text:span></text:p>
      <text:p text:style-name="P73"><text:span text:style-name="T73_1">Registro</text:span><text:span text:style-name="T73_2"><text:s/></text:span><text:span text:style-name="T73_3">de</text:span><text:span text:style-name="T73_4"><text:s/></text:span><text:span text:style-name="T73_5">Decisões</text:span><text:span text:style-name="T73_6">:</text:span></text:p>
      <text:list text:style-name="LS3" xml:id="list2">
        <text:list-item>
          <text:p text:style-name="P74"><text:span text:style-name="T74_1">A</text:span><text:span text:style-name="T74_2"><text:s/></text:span><text:span text:style-name="T74_3">busca</text:span><text:span text:style-name="T74_4"><text:s/></text:span><text:span text:style-name="T74_5">por</text:span><text:span text:style-name="T74_6"><text:s/></text:span><text:span text:style-name="T74_7">preço</text:span><text:span text:style-name="T74_8"><text:s/></text:span><text:span text:style-name="T74_9">do</text:span><text:span text:style-name="T74_10"><text:s/></text:span><text:span text:style-name="T74_11">livro</text:span><text:span text:style-name="T74_12"><text:s/></text:span><text:span text:style-name="T74_13">pode</text:span><text:span text:style-name="T74_14"><text:s/></text:span><text:span text:style-name="T74_15">utilizar</text:span><text:span text:style-name="T74_16"><text:s/></text:span><text:span text:style-name="T74_17">o</text:span><text:span text:style-name="T74_18"><text:s/></text:span><text:span text:style-name="T74_19">ISBN</text:span><text:span text:style-name="T74_20"><text:s/></text:span><text:span text:style-name="T74_21">e</text:span><text:span text:style-name="T74_22"><text:s/></text:span><text:span text:style-name="T74_23">informações</text:span><text:span text:style-name="T74_24"><text:s/></text:span><text:span text:style-name="T74_25">de</text:span><text:span text:style-name="T74_26"><text:s/></text:span><text:span text:style-name="T74_27">edição</text:span><text:span text:style-name="T74_28">,<text:s/></text:span><text:span text:style-name="T74_29">pois</text:span><text:span text:style-name="T74_30"><text:s/></text:span><text:span text:style-name="T74_31">na</text:span><text:span text:style-name="T74_32"><text:s/></text:span><text:span text:style-name="T74_33">hora</text:span><text:span text:style-name="T74_34"><text:s/></text:span><text:span text:style-name="T74_35">de</text:span><text:span text:style-name="T74_36"><text:s/></text:span><text:span text:style-name="T74_37">fazer</text:span><text:span text:style-name="T74_38"><text:s/></text:span><text:span text:style-name="T74_39">a</text:span><text:span text:style-name="T74_40"><text:s/></text:span><text:span text:style-name="T74_41">cotação</text:span><text:span text:style-name="T74_42"><text:s/></text:span><text:span text:style-name="T74_43">o</text:span><text:span text:style-name="T74_44"><text:s/></text:span><text:span text:style-name="T74_45">ideal</text:span><text:span text:style-name="T74_46"><text:s/></text:span><text:span text:style-name="T74_47">é</text:span><text:span text:style-name="T74_48"><text:s/></text:span><text:span text:style-name="T74_49">que</text:span><text:span text:style-name="T74_50"><text:s/></text:span><text:span text:style-name="T74_51">sejam</text:span><text:span text:style-name="T74_52"><text:s/></text:span><text:span text:style-name="T74_53">observadas</text:span><text:span text:style-name="T74_54"><text:s/></text:span><text:span text:style-name="T74_55">as</text:span><text:span text:style-name="T74_56"><text:s/></text:span><text:span text:style-name="T74_57">edições</text:span><text:span text:style-name="T74_58"><text:s/></text:span><text:span text:style-name="T74_59">mais</text:span><text:span text:style-name="T74_60"><text:s/></text:span><text:span text:style-name="T74_61">novas</text:span><text:span text:style-name="T74_62">.</text:span></text:p>
        </text:list-item>
        <text:list-item>
          <text:p text:style-name="P75"><text:span text:style-name="T75_1">A</text:span><text:span text:style-name="T75_2"><text:s/></text:span><text:span text:style-name="T75_3">busca</text:span><text:span text:style-name="T75_4"><text:s/></text:span><text:span text:style-name="T75_5">na</text:span><text:span text:style-name="T75_6"><text:s/></text:span><text:span text:style-name="T75_7">Biblioteca</text:span><text:span text:style-name="T75_8"><text:s/></text:span><text:span text:style-name="T75_9">deve</text:span><text:span text:style-name="T75_10"><text:s/></text:span><text:span text:style-name="T75_11">levar</text:span><text:span text:style-name="T75_12"><text:s/></text:span><text:span text:style-name="T75_13">em</text:span><text:span text:style-name="T75_14"><text:s/></text:span><text:span text:style-name="T75_15">consideração</text:span><text:span text:style-name="T75_16"><text:s/></text:span><text:span text:style-name="T75_17">o</text:span><text:span text:style-name="T75_18"><text:s/></text:span><text:span text:style-name="T75_19">título</text:span><text:span text:style-name="T75_20"><text:s/></text:span><text:span text:style-name="T75_21">e</text:span><text:span text:style-name="T75_22"><text:s/></text:span><text:span text:style-name="T75_23">os</text:span><text:span text:style-name="T75_24"><text:s/></text:span><text:span text:style-name="T75_25">autores</text:span><text:span text:style-name="T75_26">.<text:s/></text:span><text:span text:style-name="T75_27">Havendo</text:span><text:span text:style-name="T75_28"><text:s/></text:span><text:span text:style-name="T75_29">inconsistência</text:span><text:span text:style-name="T75_30"><text:s/></text:span><text:span text:style-name="T75_31">deve</text:span><text:span text:style-name="T75_32"><text:s/></text:span><text:span text:style-name="T75_33">ser</text:span><text:span text:style-name="T75_34"><text:s/></text:span><text:span text:style-name="T75_35">apresentada</text:span><text:span text:style-name="T75_36"><text:s/></text:span><text:span text:style-name="T75_37">uma</text:span><text:span text:style-name="T75_38"><text:s/></text:span><text:span text:style-name="T75_39">opção</text:span><text:span text:style-name="T75_40"><text:s/></text:span><text:span text:style-name="T75_41">para</text:span><text:span text:style-name="T75_42"><text:s/></text:span><text:span text:style-name="T75_43">o</text:span><text:span text:style-name="T75_44"><text:s/></text:span><text:span text:style-name="T75_45">conselheiro</text:span><text:span text:style-name="T75_46"><text:s/></text:span><text:span text:style-name="T75_47">escolher</text:span><text:span text:style-name="T75_48"><text:s/></text:span><text:span text:style-name="T75_49">qual</text:span><text:span text:style-name="T75_50"><text:s/></text:span><text:span text:style-name="T75_51">o</text:span><text:span text:style-name="T75_52"><text:s/></text:span><text:span text:style-name="T75_53">livro</text:span><text:span text:style-name="T75_54"><text:s/></text:span><text:span text:style-name="T75_55">correto</text:span><text:span text:style-name="T75_56">.<text:s/></text:span><text:span text:style-name="T75_57">Como</text:span><text:span text:style-name="T75_58"><text:s/></text:span><text:span text:style-name="T75_59">para</text:span><text:span text:style-name="T75_60"><text:s/></text:span><text:span text:style-name="T75_61">o</text:span><text:span text:style-name="T75_62"><text:s/></text:span><text:span text:style-name="T75_63">MEC</text:span><text:span text:style-name="T75_64"><text:s/></text:span><text:span text:style-name="T75_65">não</text:span><text:span text:style-name="T75_66"><text:s/></text:span><text:span text:style-name="T75_67">importa</text:span><text:span text:style-name="T75_68"><text:s/></text:span><text:span text:style-name="T75_69">a</text:span><text:span text:style-name="T75_70"><text:s/></text:span><text:span text:style-name="T75_71">edição</text:span><text:span text:style-name="T75_72"><text:s/></text:span><text:span text:style-name="T75_73">do</text:span><text:span text:style-name="T75_74"><text:s/></text:span><text:span text:style-name="T75_75">livro</text:span><text:span text:style-name="T75_76">,<text:s/></text:span><text:span text:style-name="T75_77">então</text:span><text:span text:style-name="T75_78"><text:s/></text:span><text:span text:style-name="T75_79">o</text:span><text:span text:style-name="T75_80"><text:s/></text:span><text:span text:style-name="T75_81">sistema</text:span><text:span text:style-name="T75_82"><text:s/></text:span><text:span text:style-name="T75_83">deve</text:span><text:span text:style-name="T75_84"><text:s/></text:span><text:span text:style-name="T75_85">encontrar</text:span><text:span text:style-name="T75_86"><text:s/></text:span><text:span text:style-name="T75_87">a</text:span><text:span text:style-name="T75_88"><text:s/></text:span><text:span text:style-name="T75_89">quantidade</text:span><text:span text:style-name="T75_90"><text:s/></text:span><text:span text:style-name="T75_91">total</text:span><text:span text:style-name="T75_92"><text:s/></text:span><text:span text:style-name="T75_93">na</text:span><text:span text:style-name="T75_94"><text:s/></text:span><text:span text:style-name="T75_95">Biblioteca</text:span><text:span text:style-name="T75_96"><text:s/></text:span><text:span text:style-name="T75_97">ignorando</text:span><text:span text:style-name="T75_98"><text:s/></text:span><text:span text:style-name="T75_99">a</text:span><text:span text:style-name="T75_100"><text:s/></text:span><text:span text:style-name="T75_101">edição</text:span><text:span text:style-name="T75_102">;</text:span></text:p>
        </text:list-item>
        <text:list-item>
          <text:p text:style-name="P76"><text:span text:style-name="T76_1">A</text:span><text:span text:style-name="T76_2"><text:s/></text:span><text:span text:style-name="T76_3">média</text:span><text:span text:style-name="T76_4"><text:s/></text:span><text:span text:style-name="T76_5">do</text:span><text:span text:style-name="T76_6"><text:s/></text:span><text:span text:style-name="T76_7">preço</text:span><text:span text:style-name="T76_8"><text:s/></text:span><text:span text:style-name="T76_9">dos</text:span><text:span text:style-name="T76_10"><text:s/></text:span><text:span text:style-name="T76_11">livros</text:span><text:span text:style-name="T76_12"><text:s/></text:span><text:span text:style-name="T76_13">pode</text:span><text:span text:style-name="T76_14"><text:s/></text:span><text:span text:style-name="T76_15">ser</text:span><text:span text:style-name="T76_16"><text:s/></text:span><text:span text:style-name="T76_17">calculada</text:span><text:span text:style-name="T76_18"><text:s/></text:span><text:span text:style-name="T76_19">como</text:span><text:span text:style-name="T76_20"><text:s/></text:span><text:span text:style-name="T76_21">uma</text:span><text:span text:style-name="T76_22"><text:s/></text:span><text:span text:style-name="T76_23">média</text:span><text:span text:style-name="T76_24"><text:s/></text:span><text:span text:style-name="T76_25">aritmética</text:span><text:span text:style-name="T76_26">;</text:span></text:p>
        </text:list-item>
        <text:list-item>
          <text:p text:style-name="P77"><text:span text:style-name="T77_1">O</text:span><text:span text:style-name="T77_2"><text:s/></text:span><text:span text:style-name="T77_3">sistema</text:span><text:span text:style-name="T77_4"><text:s/></text:span><text:span text:style-name="T77_5">deve</text:span><text:span text:style-name="T77_6"><text:s/></text:span><text:span text:style-name="T77_7">estar</text:span><text:span text:style-name="T77_8"><text:s/></text:span><text:span text:style-name="T77_9">preparado</text:span><text:span text:style-name="T77_10"><text:s/></text:span><text:span text:style-name="T77_11">para</text:span><text:span text:style-name="T77_12"><text:s/></text:span><text:span text:style-name="T77_13">conversar</text:span><text:span text:style-name="T77_14"><text:s/></text:span><text:span text:style-name="T77_15">com</text:span><text:span text:style-name="T77_16"><text:s/></text:span><text:span text:style-name="T77_17">diferentes</text:span><text:span text:style-name="T77_18"><text:s/></text:span><text:span text:style-name="T77_19">sistemas</text:span><text:span text:style-name="T77_20"><text:s/></text:span><text:span text:style-name="T77_21">para</text:span><text:span text:style-name="T77_22"><text:s/></text:span><text:span text:style-name="T77_23">entrada</text:span><text:span text:style-name="T77_24"><text:s/></text:span><text:span text:style-name="T77_25">de</text:span><text:span text:style-name="T77_26"><text:s/></text:span><text:span text:style-name="T77_27">dados</text:span><text:span text:style-name="T77_28"><text:s/></text:span><text:span text:style-name="T77_29">bibliográficos</text:span><text:span text:style-name="T77_30">.</text:span></text:p>
        </text:list-item>
      </text:list>
      <text:p text:style-name="P78"><text:span text:style-name="T78_1"><text:s/></text:span></text:p>
      <text:p text:style-name="P79"><text:span text:style-name="T79_1">Compromissos</text:span><text:span text:style-name="T79_2">:</text:span></text:p>
      <text:p text:style-name="P80"><text:span text:style-name="T80_1">●<text:s/></text:span><text:span text:style-name="T80_2">Comunicar</text:span><text:span text:style-name="T80_3"><text:s/></text:span><text:span text:style-name="T80_4">toda</text:span><text:span text:style-name="T80_5"><text:s/></text:span><text:span text:style-name="T80_6">equipe</text:span><text:span text:style-name="T80_7"><text:s/></text:span><text:span text:style-name="T80_8">de</text:span><text:span text:style-name="T80_9"><text:s/></text:span><text:span text:style-name="T80_10">Requisitos</text:span><text:span text:style-name="T80_11">,<text:s/></text:span><text:span text:style-name="T80_12">bem</text:span><text:span text:style-name="T80_13"><text:s/></text:span><text:span text:style-name="T80_14">como</text:span><text:span text:style-name="T80_15"><text:s/></text:span><text:span text:style-name="T80_16">gestores</text:span><text:span text:style-name="T80_17"><text:s/></text:span><text:span text:style-name="T80_18">de</text:span><text:span text:style-name="T80_19"><text:s/></text:span><text:span text:style-name="T80_20">RH</text:span><text:span text:style-name="T80_21">,<text:s/></text:span><text:span text:style-name="T80_22">tempo</text:span><text:span text:style-name="T80_23"><text:s/></text:span><text:span text:style-name="T80_24">e</text:span><text:span text:style-name="T80_25"><text:s/></text:span><text:span text:style-name="T80_26">de</text:span><text:span text:style-name="T80_27"><text:s/></text:span><text:span text:style-name="T80_28">escopo</text:span><text:span text:style-name="T80_29">.</text:span></text:p>
      <text:p text:style-name="P81"/>
      <text:p text:style-name="P82"><text:span text:style-name="T82_1">Itens</text:span><text:span text:style-name="T82_2"><text:s/></text:span><text:span text:style-name="T82_3">Não</text:span><text:span text:style-name="T82_4"><text:s/></text:span><text:span text:style-name="T82_5">Resolvidos</text:span><text:span text:style-name="T82_6">:</text:span></text:p>
      <text:p text:style-name="P83"><text:span text:style-name="T83_1">●<text:s text:c="2"/></text:span><text:span text:style-name="T83_2">As</text:span><text:span text:style-name="T83_3"><text:s/></text:span><text:span text:style-name="T83_4">estórias</text:span><text:span text:style-name="T83_5"><text:s/>14<text:s/></text:span><text:span text:style-name="T83_6">e</text:span><text:span text:style-name="T83_7"><text:s/>15<text:s/></text:span><text:span text:style-name="T83_8">devem</text:span><text:span text:style-name="T83_9"><text:s/></text:span><text:span text:style-name="T83_10">ser</text:span><text:span text:style-name="T83_11"><text:s/></text:span><text:span text:style-name="T83_12">reformuladas</text:span><text:span text:style-name="T83_13">;</text:span><text:span text:style-name="T83_14"><text:s/></text:span></text:p>
      <text:p text:style-name="P84"><text:span text:style-name="T84_1">Observações</text:span><text:span text:style-name="T84_2">:</text:span></text:p>
      <text:p text:style-name="P85"><text:span text:style-name="T85_1">●<text:s text:c="2"/></text:span><text:span text:style-name="T85_2">Deve</text:span><text:span text:style-name="T85_3"><text:s/></text:span><text:span text:style-name="T85_4">ser</text:span><text:span text:style-name="T85_5"><text:s/></text:span><text:span text:style-name="T85_6">definido</text:span><text:span text:style-name="T85_7"><text:s/></text:span><text:span text:style-name="T85_8">os</text:span><text:span text:style-name="T85_9"><text:s/></text:span><text:span text:style-name="T85_10">termos</text:span><text:span text:style-name="T85_11"><text:s/></text:span><text:span text:style-name="T85_12">contídos</text:span><text:span text:style-name="T85_13"><text:s/></text:span><text:span text:style-name="T85_14">nas</text:span><text:span text:style-name="T85_15"><text:s/></text:span><text:span text:style-name="T85_16">estórias</text:span><text:span text:style-name="T85_17">;</text:span></text:p>
      <text:p text:style-name="P86"><text:span text:style-name="T86_1"><text:s/></text:span></text:p>
      <text:p text:style-name="P87"><text:span text:style-name="T87_1">Próxima</text:span><text:span text:style-name="T87_2"><text:s/></text:span><text:span text:style-name="T87_3">Reunião</text:span><text:span text:style-name="T87_4">:</text:span><text:span text:style-name="T87_5"><text:s/>28/11/2012</text:span></text:p>
      <text:p text:style-name="P88"/>
      <text:p text:style-name="P89"/>
      <text:p text:style-name="P90"/>
      <text:p text:style-name="P91"/>
      <text:p text:style-name="P92"><text:span text:style-name="T92_1">Eu</text:span><text:span text:style-name="T92_2">,<text:s/></text:span><text:span text:style-name="T92_3">Cássio</text:span><text:span text:style-name="T92_4"><text:s/></text:span><text:span text:style-name="T92_5">Leonardo</text:span><text:span text:style-name="T92_6"><text:s/></text:span><text:span text:style-name="T92_7">Rodrigues</text:span><text:span text:style-name="T92_8">,<text:s/></text:span><text:span text:style-name="T92_9">abaixo</text:span><text:span text:style-name="T92_10"><text:s/></text:span><text:span text:style-name="T92_11">assinado</text:span><text:span text:style-name="T92_12"><text:s/></text:span><text:span text:style-name="T92_13">confirmo</text:span><text:span text:style-name="T92_14"><text:s/></text:span><text:span text:style-name="T92_15">que</text:span><text:span text:style-name="T92_16"><text:s/></text:span><text:span text:style-name="T92_17">estou</text:span><text:span text:style-name="T92_18"><text:s/></text:span><text:span text:style-name="T92_19">de</text:span><text:span text:style-name="T92_20"><text:s/></text:span><text:span text:style-name="T92_21">acordo</text:span><text:span text:style-name="T92_22"><text:s/></text:span><text:span text:style-name="T92_23">com</text:span><text:span text:style-name="T92_24"><text:s/></text:span><text:span text:style-name="T92_25">todas</text:span><text:span text:style-name="T92_26"><text:s/></text:span><text:span text:style-name="T92_27">as</text:span><text:span text:style-name="T92_28"><text:s/></text:span><text:span text:style-name="T92_29">informações</text:span><text:span text:style-name="T92_30"><text:s/></text:span><text:span text:style-name="T92_31">citadas</text:span><text:span text:style-name="T92_32"><text:s/></text:span><text:span text:style-name="T92_33">e</text:span><text:span text:style-name="T92_34"><text:s/></text:span><text:span text:style-name="T92_35">descritas</text:span><text:span text:style-name="T92_36"><text:s/></text:span><text:span text:style-name="T92_37">neste</text:span><text:span text:style-name="T92_38"><text:s/></text:span><text:span text:style-name="T92_39">documento</text:span><text:span text:style-name="T92_40"><text:s/></text:span><text:span text:style-name="T92_41">até</text:span><text:span text:style-name="T92_42"><text:s/></text:span><text:span text:style-name="T92_43">a</text:span><text:span text:style-name="T92_44"><text:s/></text:span><text:span text:style-name="T92_45">data</text:span><text:span text:style-name="T92_46"><text:s/></text:span><text:span text:style-name="T92_47">de</text:span><text:span text:style-name="T92_48"><text:s/></text:span><text:span text:style-name="T92_49">hoje</text:span><text:span text:style-name="T92_50">.<text:s/></text:span><text:span text:style-name="T92_51">Afirmo</text:span><text:span text:style-name="T92_52"><text:s/></text:span><text:span text:style-name="T92_53">que</text:span><text:span text:style-name="T92_54"><text:s/></text:span><text:span text:style-name="T92_55">todas</text:span><text:span text:style-name="T92_56"><text:s/></text:span><text:span text:style-name="T92_57">as</text:span><text:span text:style-name="T92_58"><text:s/></text:span><text:span text:style-name="T92_59">informações</text:span><text:span text:style-name="T92_60"><text:s/></text:span><text:span text:style-name="T92_61">são</text:span><text:span text:style-name="T92_62"><text:s/></text:span><text:span text:style-name="T92_63">válidas</text:span><text:span text:style-name="T92_64"><text:s/></text:span><text:span text:style-name="T92_65">para</text:span><text:span text:style-name="T92_66"><text:s/></text:span><text:span text:style-name="T92_67">a</text:span><text:span text:style-name="T92_68"><text:s/></text:span><text:span text:style-name="T92_69">produção</text:span><text:span text:style-name="T92_70"><text:s/></text:span><text:span text:style-name="T92_71">do</text:span><text:span text:style-name="T92_72"><text:s/></text:span><text:span text:style-name="T92_73">software</text:span><text:span text:style-name="T92_74"><text:s/></text:span><text:span text:style-name="T92_75">do</text:span><text:span text:style-name="T92_76"><text:s/></text:span><text:span text:style-name="T92_77">SGB</text:span><text:span text:style-name="T92_78">,<text:s/></text:span><text:span text:style-name="T92_79">exceto</text:span><text:span text:style-name="T92_80"><text:s/></text:span><text:span text:style-name="T92_81">aquelas</text:span><text:span text:style-name="T92_82"><text:s/></text:span><text:span text:style-name="T92_83">marcadas</text:span><text:span text:style-name="T92_84"><text:s/></text:span><text:span text:style-name="T92_85">com</text:span><text:span text:style-name="T92_86"><text:s/></text:span><text:span text:style-name="T92_87">modificações</text:span><text:span text:style-name="T92_88"><text:s/></text:span><text:span text:style-name="T92_89">que</text:span><text:span text:style-name="T92_90"><text:s/></text:span><text:span text:style-name="T92_91">deverão</text:span><text:span text:style-name="T92_92"><text:s/></text:span><text:span text:style-name="T92_93">ser</text:span><text:span text:style-name="T92_94"><text:s/></text:span><text:span text:style-name="T92_95">alteradas</text:span><text:span text:style-name="T92_96"><text:s/></text:span><text:span text:style-name="T92_97">para</text:span><text:span text:style-name="T92_98"><text:s/></text:span><text:span text:style-name="T92_99">atender</text:span><text:span text:style-name="T92_100"><text:s/></text:span><text:span text:style-name="T92_101">as</text:span><text:span text:style-name="T92_102"><text:s/></text:span><text:span text:style-name="T92_103">minhas</text:span><text:span text:style-name="T92_104"><text:s/></text:span><text:span text:style-name="T92_105">necessidades</text:span><text:span text:style-name="T92_106"><text:s/></text:span><text:span text:style-name="T92_107">e</text:span><text:span text:style-name="T92_108"><text:s/></text:span><text:span text:style-name="T92_109">da</text:span><text:span text:style-name="T92_110"><text:s/></text:span><text:span text:style-name="T92_111">fábrica</text:span><text:span text:style-name="T92_112"><text:s/></text:span><text:span text:style-name="T92_113">de</text:span><text:span text:style-name="T92_114"><text:s/></text:span><text:span text:style-name="T92_115">software</text:span><text:span text:style-name="T92_116">.</text:span></text:p>
      <text:p text:style-name="P93"/>
      <text:p text:style-name="P94"/>
      <text:p text:style-name="P95"/>
      <text:p text:style-name="P96"/>
      <text:p text:style-name="P97"><text:span text:style-name="T97_1">___________________________________________________</text:span></text:p>
      <text:p text:style-name="P98"><text:span text:style-name="T98_1">Cássio</text:span><text:span text:style-name="T98_2"><text:s/></text:span><text:span text:style-name="T98_3">Leonardo</text:span><text:span text:style-name="T98_4"><text:s/></text:span><text:span text:style-name="T98_5">Rodrigues</text:span></text:p>
      <text:p text:style-name="P99"/>
      <text:p text:style-name="P100"/>
      <text:p text:style-name="P101"/>
      <text:p text:style-name="P102"><text:span text:style-name="T102_1">___________________________________________________</text:span></text:p>
      <text:p text:style-name="P103"><text:span text:style-name="T103_1">Engenheiro</text:span><text:span text:style-name="T103_2"><text:s/></text:span><text:span text:style-name="T103_3">de</text:span><text:span text:style-name="T103_4"><text:s/></text:span><text:span text:style-name="T103_5">Requisitos</text:span><text:span text:style-name="T103_6"><text:s/></text:span><text:span text:style-name="T103_7">Responsável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bottom="0cm" style:writing-mode="lr-tb"/>
      <style:text-properties fo:color="#404040" fo:font-size="28pt" style:font-size-asian="28pt" style:font-size-complex="28pt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5.002cm"/>
    </style:style>
    <style:style style:name="Column2" style:family="table-column">
      <style:table-column-properties style:column-width="1.984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00%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Requisitos</text:span><text:span text:style-name="T4_6">00</text:span><text:span text:style-name="T4_7">4</text:span><text:span text:style-name="T4_8"><text:s/></text:span><text:span text:style-name="T4_9">Versão</text:span><text:span text:style-name="T4_10"><text:s/></text:span><text:span text:style-name="T4_11">1.0</text:span></text:p>
            </table:table-cell>
            <table:table-cell table:style-name="Cell2">
              <text:p text:style-name="P5"><draw:frame svg:x="0cm" svg:y="0cm" svg:width="1.773cm" svg:height="1.323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